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5.75pt" style:font-size-complex="18pt"/>
    </style:style>
    <style:style style:name="P3" style:family="paragraph" style:parent-style-name="Standard">
      <style:paragraph-properties fo:text-align="start" style:justify-single-word="false"/>
      <style:text-properties fo:font-size="18pt" style:font-size-asian="15.75pt" style:font-size-complex="18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start" style:justify-single-word="false"/>
      <style:text-properties fo:font-size="14pt" style:font-size-asian="14pt" style:font-size-complex="14pt"/>
    </style:style>
    <style:style style:name="P6" style:family="paragraph" style:parent-style-name="Standard">
      <style:text-properties fo:font-size="14pt" fo:font-style="normal" style:font-size-asian="14pt" style:font-style-asian="normal" style:font-size-complex="14pt" style:font-style-complex="normal"/>
    </style:style>
    <style:style style:name="P7" style:family="paragraph" style:parent-style-name="Standard">
      <style:text-properties fo:font-size="12pt" style:font-size-asian="10.5pt" style:font-size-complex="12pt"/>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paragraph-properties fo:text-align="start" style:justify-single-word="false"/>
      <style:text-properties fo:font-size="12pt" style:font-size-asian="10.5pt" style:font-size-complex="12pt"/>
    </style:style>
    <style:style style:name="P13" style:family="paragraph" style:parent-style-name="Standard">
      <style:paragraph-properties fo:text-align="start" style:justify-single-word="false"/>
      <style:text-properties fo:font-size="12pt" fo:font-style="italic" style:font-size-asian="10.5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size="12pt" style:font-size-asian="10.5pt" style:font-size-complex="12pt"/>
    </style:style>
    <style:style style:name="T5" style:family="text">
      <style:text-properties fo:font-size="12pt" fo:font-style="italic" style:font-size-asian="10.5pt" style:font-style-asian="italic" style:font-size-complex="12pt"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Query Schema</text:p>
      <text:p text:style-name="Standard"><text:s/></text:p>
      <text:p text:style-name="P4">Introduction</text:p>
      <text:p text:style-name="Standard"/>
      <text:p text:style-name="Standard">The query schema stores user-defined queries in an abstract form. <text:s/>The qstore server reads the query tables, constructs the corresponding SQL, executes the query, and returns the result set. <text:s/>This machinery supports three main kinds of uses:</text:p>
      <text:p text:style-name="Standard"/>
      <text:list text:style-name="L1">
        <text:list-item>
          <text:p text:style-name="P8">Ad hoc queries</text:p>
        </text:list-item>
        <text:list-item>
          <text:p text:style-name="P8">Repeated queries for reports or other kinds of extracts</text:p>
        </text:list-item>
        <text:list-item>
          <text:p text:style-name="P8">Identifying rows that may be subject to automated updates</text:p>
        </text:list-item>
      </text:list>
      <text:p text:style-name="Standard"/>
      <text:p text:style-name="Standard">Queries may be customized at run time through the use of bind variables. <text:s/>For example, a query might <text:s/>extract circulation statistics for a given branch. <text:s/>It could include a bind variable as a placeholder for the org unit id, which the user would supply at run time. <text:s/>A bind variable may represent a single value or a variable-length list of values.</text:p>
      <text:p text:style-name="Standard"/>
      <text:p text:style-name="Standard">Although there are some limitations, the query tables can represent most of the queries that anyone is likely to want. <text:s/>In particular they support many SQL constructs that json_query does not support.</text:p>
      <text:p text:style-name="Standard"/>
      <text:p text:style-name="Standard">Warning: the machinery comprising qstore and the query tables is a text generator with little understanding of how databases work. <text:s/>Depending on the contents of the query tables, it may generate invalid SQL. <text:s/>PostgreSQL is the final arbiter.</text:p>
      <text:p text:style-name="Standard"/>
      <text:p text:style-name="Standard"/>
      <text:p text:style-name="P4">Summary of Tables</text:p>
      <text:p text:style-name="Standard"/>
      <text:p text:style-name="Standard">The query schema includes the following tables, each of which is described in a later section:</text:p>
      <text:p text:style-name="Standard"/>
      <text:list text:style-name="L2">
        <text:list-item>
          <text:p text:style-name="P9"><text:span text:style-name="T2">stored_query</text:span> – stores the topmost level of a query or subquery: SELECT, UNION, INTERSECT, or EXCEPT. <text:s/>Other tables link to query.stored_query, directly or indirectly.</text:p>
        </text:list-item>
        <text:list-item>
          <text:p text:style-name="P9"><text:span text:style-name="T2">query_sequence</text:span> – specifies the sequence of subordinate queries within a UNION, INTERSECT, or EXCEPT.</text:p>
        </text:list-item>
        <text:list-item>
          <text:p text:style-name="P9"><text:span text:style-name="T2">expression</text:span> – each row represents an expression, often a subexpression of some larger expression.</text:p>
        </text:list-item>
        <text:list-item>
          <text:p text:style-name="P9"><text:span text:style-name="T2">from_relation</text:span> – each row represents a FROM clause, or part of a FROM clause, identifying a table, view, subquery, or function from which the data are to be drawn.</text:p>
        </text:list-item>
        <text:list-item>
          <text:p text:style-name="P9"><text:span text:style-name="T3">select_item</text:span> – each row specifies the location and content of an entry in a SELECT list.</text:p>
        </text:list-item>
        <text:list-item>
          <text:p text:style-name="P9"><text:span text:style-name="T3">order_by_item</text:span> – each row specifies the location and content of an entry in an ORDER BY list.</text:p>
        </text:list-item>
        <text:list-item>
          <text:p text:style-name="P9"><text:span text:style-name="T3">function_sig</text:span> – represents the names and return types of functions.</text:p>
        </text:list-item>
        <text:list-item>
          <text:p text:style-name="P9"><text:span text:style-name="T3">case_branch</text:span> – represents branches in CASE expressions.</text:p>
        </text:list-item>
        <text:list-item>
          <text:p text:style-name="P9"><text:span text:style-name="T3">datatype</text:span> – defines datatypes that may be used in CAST expressions.</text:p>
        </text:list-item>
        <text:list-item>
          <text:p text:style-name="P9"><text:span text:style-name="T3">bind_variable</text:span> – represents bind variables whose values may be supplied at execution time.</text:p>
        </text:list-item>
      </text:list>
      <text:p text:style-name="Standard"/>
      <text:p text:style-name="Standard">Three other tables are currently unused, and will not be discussed in any detail here:</text:p>
      <text:p text:style-name="Standard"/>
      <text:list text:style-name="L3">
        <text:list-item>
          <text:p text:style-name="P10"><text:span text:style-name="T3">record_column</text:span> – defines column sets for functions in a FROM clause.</text:p>
        </text:list-item>
        <text:list-item>
          <text:p text:style-name="P10"><text:span text:style-name="T3">function_param_def</text:span> – defines the parameters of functions.</text:p>
        </text:list-item>
        <text:list-item>
          <text:p text:style-name="P10"><text:soft-page-break/><text:span text:style-name="T3">subfield</text:span> – defines the components of composite types.</text:p>
        </text:list-item>
      </text:list>
      <text:p text:style-name="Standard"/>
      <text:p text:style-name="Standard">The latter two may or may not turn out to be useful for the user interface code.</text:p>
      <text:p text:style-name="Standard"/>
      <text:p text:style-name="Standard"/>
      <text:p text:style-name="P4">Query.stored_query</text:p>
      <text:p text:style-name="Standard"/>
      <text:p text:style-name="Standard">The stored_query table is the entry point into the query schema. <text:s/>When you want qstore to construct a query, you give it the id of a row in query.stored_query. <text:s/>Then qstore reads that row and all the rows connected to it, directly or indirectly, that collectively define the entire query.</text:p>
      <text:p text:style-name="Standard"/>
      <text:p text:style-name="Standard">The columns are as follows:</text:p>
      <text:p text:style-name="Standard"/>
      <text:p text:style-name="Standard"><text:tab/>id<text:tab/><text:tab/><text:tab/>integer<text:tab/><text:tab/>primary key</text:p>
      <text:p text:style-name="Standard"><text:tab/>type<text:tab/><text:tab/><text:tab/>text<text:tab/><text:tab/>not null</text:p>
      <text:p text:style-name="Standard"><text:tab/>use_all<text:tab/><text:tab/><text:tab/>boolean<text:tab/>not null default false</text:p>
      <text:p text:style-name="Standard"><text:tab/>use_distinct<text:tab/><text:tab/>boolean<text:tab/>not null default false</text:p>
      <text:p text:style-name="Standard"><text:tab/>from_clause<text:tab/><text:tab/>integer<text:tab/><text:tab/>points to query.from_relation</text:p>
      <text:p text:style-name="Standard"><text:tab/>where_clause<text:tab/><text:tab/>integer<text:tab/><text:tab/>points to query.expression</text:p>
      <text:p text:style-name="Standard"><text:tab/>having_clause<text:tab/><text:tab/>integer<text:tab/><text:tab/>points to query.expression</text:p>
      <text:p text:style-name="Standard"><text:tab/>limit_count<text:tab/><text:tab/>integer<text:tab/><text:tab/>points to query_expression</text:p>
      <text:p text:style-name="Standard"><text:tab/>offset_count<text:tab/><text:tab/>integer<text:tab/><text:tab/>points to query_expression</text:p>
      <text:p text:style-name="Standard"/>
      <text:p text:style-name="Standard">The <text:span text:style-name="T1">id</text:span> is normally assigned by a database sequence.</text:p>
      <text:p text:style-name="Standard"/>
      <text:p text:style-name="Standard">The <text:span text:style-name="T1">type</text:span> column must be one of SELECT, UNION, INTERSECT, or UNION. <text:s/>Most queries, of course, are SELECT statements. <text:s/>Neither the query schema nor qstore supports queries in the form of VALUES lists.</text:p>
      <text:p text:style-name="Standard"/>
      <text:p text:style-name="Standard">The <text:span text:style-name="T1">use_all</text:span> column indicates whether there will be an ALL clause on a UNION, INTERSECT, or UNION. <text:s/>It is not meaningful for a SELECT.</text:p>
      <text:p text:style-name="Standard"/>
      <text:p text:style-name="Standard">The <text:span text:style-name="T1">use_distinct</text:span> column indicates whether there will be a DISTINCT clause. <text:s/>It is meaningful only for a SELECT.</text:p>
      <text:p text:style-name="Standard"/>
      <text:p text:style-name="Standard">The <text:span text:style-name="T1">from_clause</text:span> column is meaningful only for a SELECT. <text:s/>It points to the query.from_relation table to define the top-level or core relation in a FROM clause.</text:p>
      <text:p text:style-name="Standard">.</text:p>
      <text:p text:style-name="Standard">The <text:span text:style-name="T1">where_clause</text:span> and <text:span text:style-name="T1">having_clause</text:span> columns point to the query.expression table to define a WHERE and HAVING clause, respectively. <text:s/>The expressions must evaluate to a boolean result, or else PostgreSQL will reject the query. <text:s/>These columns are meaningful only for a SELECT.</text:p>
      <text:p text:style-name="Standard"/>
      <text:p text:style-name="Standard">The <text:span text:style-name="T1">limit_count</text:span> and <text:span text:style-name="T1">offset_count</text:span> columns point to the query.expression table to define values for a LIMIT and OFFSET clause, respectively. <text:s/>The expressions must evaluate to a numeric result, or else PostgreSQL will reject the query. <text:s/>These columns are meaningful only for a SELECT.</text:p>
      <text:p text:style-name="Standard"/>
      <text:p text:style-name="Standard">For GROUP BY clauses, see the section on the query.select_item table.</text:p>
      <text:p text:style-name="Standard"/>
      <text:p text:style-name="Standard"/>
      <text:p text:style-name="P4"><text:soft-page-break/>Query.query_sequence</text:p>
      <text:p text:style-name="Standard"/>
      <text:p text:style-name="Standard">The query.query_sequence table defines the sequence of subordinate queries within a UNION, INTERSECT, or EXCEPT query. <text:s/>It provides a layer of indirection so that the same query can appear in multiple contexts.</text:p>
      <text:p text:style-name="Standard"/>
      <text:p text:style-name="Standard">Its columns are as follows:</text:p>
      <text:p text:style-name="Standard"/>
      <text:p text:style-name="Standard"><text:tab/>id<text:tab/><text:tab/><text:tab/>integer<text:tab/><text:tab/>primary key</text:p>
      <text:p text:style-name="Standard"><text:tab/>parent_query<text:tab/><text:tab/>integer<text:tab/><text:tab/>not null; points to query.stored_query</text:p>
      <text:p text:style-name="Standard"><text:tab/>seq_no<text:tab/><text:tab/><text:tab/>integer<text:tab/><text:tab/>not null</text:p>
      <text:p text:style-name="Standard"><text:tab/>child_query<text:tab/><text:tab/>integer<text:tab/><text:tab/>not null</text:p>
      <text:p text:style-name="Standard"/>
      <text:p text:style-name="Standard">The <text:span text:style-name="T1">id</text:span> is normally assigned by a database sequence.</text:p>
      <text:p text:style-name="Standard"/>
      <text:p text:style-name="Standard">The <text:span text:style-name="T1">parent_query</text:span> column points to the UNION, INTERSECT, or EXCEPT query to which the subordinate query is subordinate.</text:p>
      <text:p text:style-name="Standard"/>
      <text:p text:style-name="Standard">The <text:span text:style-name="T1">seq_no</text:span> column defines the placement of a given subordinate query within the parent. <text:s/>No two subordinates of the same parent may have the same value for seq_no.</text:p>
      <text:p text:style-name="Standard"/>
      <text:p text:style-name="Standard">The <text:span text:style-name="T1">child_query</text:span> column points to the subordinate query. <text:s/>Typically it points to a SELECT, but it may point to a nested UNION, INTERSECT, or EXCEPT.</text:p>
      <text:p text:style-name="Standard"/>
      <text:p text:style-name="Standard"/>
      <text:p text:style-name="P4">Query.expression</text:p>
      <text:p text:style-name="Standard"/>
      <text:p text:style-name="Standard">The query.expression table is easily the most complicated of the tables in the query schema. <text:s/>There are many types of expressions, and they may be combined into structures of arbitrary complexity. <text:s/>Expressions may appear in several different places within a query: in a SELECT list, in a WHERE, ORDER BY, or ON clause, or as subexpressions within larger expressions.</text:p>
      <text:p text:style-name="Standard"/>
      <text:p text:style-name="Standard">Different kinds of expressions call for different combinations of <text:s/>columns to be populated, as described in the Appendix. <text:s/>However the following columns are relevant to all kinds of expressions:</text:p>
      <text:p text:style-name="Standard"/>
      <text:p text:style-name="Standard"><text:tab/>id<text:tab/><text:tab/><text:tab/>integer<text:tab/><text:tab/>primary key</text:p>
      <text:p text:style-name="Standard"><text:tab/>type<text:tab/><text:tab/><text:tab/>text<text:tab/><text:tab/>not null</text:p>
      <text:p text:style-name="Standard"><text:tab/>parenthesize<text:tab/><text:tab/>boolean<text:tab/>not null; default false</text:p>
      <text:p text:style-name="Standard"><text:tab/>parent_expr<text:tab/><text:tab/>integer<text:tab/><text:tab/>points to query.expression</text:p>
      <text:p text:style-name="Standard"><text:tab/>seq_no<text:tab/><text:tab/><text:tab/>integer<text:tab/><text:tab/>not null; default 1</text:p>
      <text:p text:style-name="Standard"><text:tab/>negate<text:tab/><text:tab/><text:tab/>boolean<text:tab/>not null; default false</text:p>
      <text:p text:style-name="Standard"/>
      <text:p text:style-name="Standard">The <text:span text:style-name="T1">id</text:span> is normally assigned by a database sequence.</text:p>
      <text:p text:style-name="Standard"/>
      <text:p text:style-name="Standard">The <text:span text:style-name="T1">type</text:span> column currently has sixteen possible values, which we will examine briefly below after introducing the other columns.</text:p>
      <text:p text:style-name="Standard"/>
      <text:p text:style-name="Standard">If set to true, the <text:span text:style-name="T1">parenthesize</text:span> column tells qstore to enclose the entire expression in parentheses. <text:s/><text:soft-page-break/>Usually qstore can figure out for itself when it needs to insert parentheses, but this column is available when you need it.</text:p>
      <text:p text:style-name="Standard"/>
      <text:p text:style-name="Standard">The <text:span text:style-name="T1">parent_expr</text:span> column identifies the larger expression to which a subexpression belongs. <text:s/>It isn't needed for every subexpression; only for those that may form series of two or more subexpressions, such as the parameters of a function call or the branches of a CASE expression.</text:p>
      <text:p text:style-name="Standard"/>
      <text:p text:style-name="Standard">The <text:span text:style-name="T1">seq_no</text:span> column defines the sequence of subexpressions within the same larger expression. <text:s/>No two expressions with the same parent expression may have the same sequence number.</text:p>
      <text:p text:style-name="Standard"/>
      <text:p text:style-name="Standard">If true, the <text:span text:style-name="T1">negate</text:span> column tells qstore to negate the entire expression by inserting a NOT somewhere. <text:s/>It is sensible to use it only when the expression evaluates to a boolean result.</text:p>
      <text:p text:style-name="Standard"/>
      <text:p text:style-name="Standard">The usage of the remaining columns depends on the value of the type column, as detailed in the Appendix. <text:s/>Here's a summary:</text:p>
      <text:p text:style-name="Standard"/>
      <text:p text:style-name="Standard">The <text:span text:style-name="T1">literal</text:span> column contains a number (as text) or a string literal. <text:s/>It may also contain “true” or “false” as a boolean literal.</text:p>
      <text:p text:style-name="Standard"/>
      <text:p text:style-name="Standard">The <text:span text:style-name="T1">column_name</text:span> column contains the name of a column. <text:s/>It may optionally be qualified by the <text:span text:style-name="T1">table_alias</text:span> column.</text:p>
      <text:p text:style-name="Standard"/>
      <text:p text:style-name="Standard">The <text:span text:style-name="T1">left_operand </text:span>and <text:span text:style-name="T1">right_operand </text:span>columns point to subexpressions to appear with a designated <text:span text:style-name="T1">operator</text:span>. <text:s/>The left_operand operator is also used to point to subexpressions in several other kinds of expressions, such as IN expressions and casts.</text:p>
      <text:p text:style-name="Standard"/>
      <text:p text:style-name="Standard">The <text:span text:style-name="T1">function_id</text:span> column, pointing to a row in query.function_sig, is used to express a function call.</text:p>
      <text:p text:style-name="Standard"/>
      <text:p text:style-name="Standard">The <text:span text:style-name="T1">subquery</text:span> column, pointing to a row in query.stored_query, refers to a subquery.</text:p>
      <text:p text:style-name="Standard"/>
      <text:p text:style-name="Standard">The <text:span text:style-name="T1">cast_type</text:span> column, pointing to a row in query.datatype, is used to express a CAST expression.</text:p>
      <text:p text:style-name="Standard"/>
      <text:p text:style-name="Standard">The <text:span text:style-name="T1">bind_variable</text:span> column, pointing to a row in query.bind_variable, identifies a placeholder whose value will be supplied by the user when he or she executes the query.</text:p>
      <text:p text:style-name="Standard"/>
      <text:p text:style-name="Standard">Currently there are sixteen allowed values for the type column, signifying sixteen kinds of expressions:</text:p>
      <text:p text:style-name="Standard"/>
      <text:list text:style-name="L4">
        <text:list-item>
          <text:p text:style-name="P11">xbet<text:tab/><text:tab/>BETWEEN expression</text:p>
        </text:list-item>
        <text:list-item>
          <text:p text:style-name="P11">xbind<text:tab/><text:tab/>bind variable</text:p>
        </text:list-item>
        <text:list-item>
          <text:p text:style-name="P11">xbool<text:tab/><text:tab/>boolean literal</text:p>
        </text:list-item>
        <text:list-item>
          <text:p text:style-name="P11">xcase<text:tab/><text:tab/>CASE expression</text:p>
        </text:list-item>
        <text:list-item>
          <text:p text:style-name="P11">xcast<text:tab/><text:tab/>CAST expression</text:p>
        </text:list-item>
        <text:list-item>
          <text:p text:style-name="P11">xcol<text:tab/><text:tab/>column reference</text:p>
        </text:list-item>
        <text:list-item>
          <text:p text:style-name="P11">xex<text:tab/><text:tab/>EXISTS expression</text:p>
        </text:list-item>
        <text:list-item>
          <text:p text:style-name="P11">xfunc<text:tab/><text:tab/>function call</text:p>
        </text:list-item>
        <text:list-item>
          <text:p text:style-name="P11">xin<text:tab/><text:tab/>IN expression</text:p>
        </text:list-item>
        <text:list-item>
          <text:p text:style-name="P11">xisnull<text:tab/><text:tab/>IS NULL expression</text:p>
        </text:list-item>
        <text:list-item>
          <text:p text:style-name="P11">xnull<text:tab/><text:tab/>null</text:p>
        </text:list-item>
        <text:list-item>
          <text:p text:style-name="P11">xnum<text:tab/><text:tab/>numeric literal</text:p>
        </text:list-item>
        <text:list-item>
          <text:p text:style-name="P11"><text:soft-page-break/>xop<text:tab/><text:tab/>operator with one or two operands</text:p>
        </text:list-item>
        <text:list-item>
          <text:p text:style-name="P11">xser<text:tab/><text:tab/>series of subexpressions separated by operators or commas</text:p>
        </text:list-item>
        <text:list-item>
          <text:p text:style-name="P11">xstr<text:tab/><text:tab/>string literal</text:p>
        </text:list-item>
        <text:list-item>
          <text:p text:style-name="P11">xsubq<text:tab/><text:tab/>subquery</text:p>
        </text:list-item>
      </text:list>
      <text:p text:style-name="Standard"/>
      <text:p text:style-name="Standard">For each expression type there is an updatable view containing only the columns that are relevant to that type. <text:s/>The name of the view is the type prefaced by “expr_”; e.g.. query.exp_xbet.</text:p>
      <text:p text:style-name="Standard"/>
      <text:p text:style-name="Standard">Neither the query schema nor qstore tries to determine the datatype of an expression. <text:s/>For example, you can encode a nonsensical expression like 'W' + 3, or NOT CURRENT_DATE. <text:s/>Though qstore will blithely generate the corresponding SQL, PostgreSQL will reject it.</text:p>
      <text:p text:style-name="Standard"/>
      <text:p text:style-name="Standard"/>
      <text:p text:style-name="P4">Query.from_relation</text:p>
      <text:p text:style-name="Standard"/>
      <text:p text:style-name="Standard">A row in query.from_relation defines a table, view, function or subquery in the FROM clause, from which the SELECT will draw its data.</text:p>
      <text:p text:style-name="Standard"/>
      <text:p text:style-name="Standard">Query.from_relation includes the following columns:</text:p>
      <text:p text:style-name="Standard"/>
      <text:p text:style-name="Standard"><text:tab/>id<text:tab/><text:tab/><text:tab/>integer<text:tab/><text:tab/>primary key</text:p>
      <text:p text:style-name="Standard"><text:tab/>type<text:tab/><text:tab/><text:tab/>text<text:tab/><text:tab/>not null</text:p>
      <text:p text:style-name="Standard"><text:tab/>table_name<text:tab/><text:tab/>text</text:p>
      <text:p text:style-name="Standard"><text:tab/>class_name<text:tab/><text:tab/>text</text:p>
      <text:p text:style-name="Standard"><text:tab/>subquery<text:tab/><text:tab/>integer<text:tab/><text:tab/>points to query.stored_relation</text:p>
      <text:p text:style-name="Standard"><text:tab/>function_call<text:tab/><text:tab/>integer<text:tab/><text:tab/>points to query.expression</text:p>
      <text:p text:style-name="Standard"><text:tab/>table_alias<text:tab/><text:tab/>text</text:p>
      <text:p text:style-name="Standard"><text:tab/>parent_relation<text:tab/>integer<text:tab/><text:tab/>points to query.from_relation</text:p>
      <text:p text:style-name="Standard"><text:tab/>seq_no<text:tab/><text:tab/><text:tab/>integer<text:tab/><text:tab/>not null; default 1</text:p>
      <text:p text:style-name="Standard"><text:tab/>join_type<text:tab/><text:tab/>text</text:p>
      <text:p text:style-name="Standard"><text:tab/>on_clause<text:tab/><text:tab/>integer<text:tab/><text:tab/>points to query.expression</text:p>
      <text:p text:style-name="Standard"/>
      <text:p text:style-name="Standard">The <text:span text:style-name="T1">id</text:span> is normally assigned by a database sequence.</text:p>
      <text:p text:style-name="Standard"/>
      <text:p text:style-name="Standard">The <text:span text:style-name="T1">type</text:span> must be one of RELATION (meaning table or view), SUBQUERY, or FUNCTION. <text:s/>Depending on the type, different combinations of the other columns may be populated or not populated.</text:p>
      <text:p text:style-name="Standard"/>
      <text:p text:style-name="Standard">The <text:span text:style-name="T1">table_name</text:span> column may be populated for a RELATION to specify the name of a table or view.</text:p>
      <text:p text:style-name="Standard"/>
      <text:p text:style-name="Standard">The <text:span text:style-name="T1">class_name</text:span> column is another way to specify a table or view for a RELATION. <text:s/>If table_name is null, qstore looks up the class_name in the IDL in order to get the name of the table or view – or in some cases the body of a subquery defined in the IDL.</text:p>
      <text:p text:style-name="Standard"/>
      <text:p text:style-name="Standard">If the type is SUBQUERY, then the <text:span text:style-name="T1">subquery</text:span> column must point to a row in query.stored_query. <text:s/>Otherwise this column has no meaning.</text:p>
      <text:p text:style-name="Standard"/>
      <text:p text:style-name="Standard">If the type is FUNCTION, then the <text:span text:style-name="T1">function_call</text:span> column must point to a row in query.expression, and that row must represent a function call expression. <text:s/>Otherwise this column has no meaning.</text:p>
      <text:p text:style-name="Standard"><text:soft-page-break/></text:p>
      <text:p text:style-name="Standard">The <text:span text:style-name="T1">table_alias</text:span> column defines an alias to be used for the table, view, subquery, or function. <text:s/>If table_alias is null, but class_name is populated, then qstore will use the class_name as an alias.</text:p>
      <text:p text:style-name="Standard"/>
      <text:p text:style-name="Standard">The <text:span text:style-name="T1">parent_relation</text:span> column is used for joins. <text:s/>If a relation is joined to the top-level relation (the one to which the query.stored_query table points), then parent_relation points to the top level. <text:s/>Otherwise it points to a relation that points to the top level, directly or indirectly.</text:p>
      <text:p text:style-name="Standard"/>
      <text:p text:style-name="Standard">The <text:span text:style-name="T1">seq_no</text:span> field defines the sequence of relations with the same parent. <text:s/>No two rows with the same value of parent_relation may have the same seq_no.</text:p>
      <text:p text:style-name="Standard"/>
      <text:p text:style-name="Standard">If <text:span text:style-name="T1">parent_relation</text:span> is populated, then the join_type column must be populated with one of INNER, LEFT, RIGHT or FULL to indicate the type of join.</text:p>
      <text:p text:style-name="Standard"/>
      <text:p text:style-name="Standard">The <text:span text:style-name="T1">on_clause</text:span> column is meaningful only if parent_relation is populated. <text:s/>It points to a row in query.expression representing the join condition, which must evaluate to a boolean result.</text:p>
      <text:p text:style-name="Standard"/>
      <text:p text:style-name="Standard"/>
      <text:p text:style-name="P4">Query.select_item</text:p>
      <text:p text:style-name="Standard"/>
      <text:p text:style-name="Standard">Each row in query.select_item represents an item in a SELECT list. <text:s/>The columns are as follows:</text:p>
      <text:p text:style-name="Standard"/>
      <text:p text:style-name="Standard"><text:tab/>id<text:tab/><text:tab/><text:tab/>integer<text:tab/><text:tab/>primary key</text:p>
      <text:p text:style-name="Standard"><text:tab/>stored_query<text:tab/><text:tab/>integer<text:tab/><text:tab/>not null</text:p>
      <text:p text:style-name="Standard"><text:tab/>seq_no<text:tab/><text:tab/><text:tab/>integer<text:tab/><text:tab/>not null</text:p>
      <text:p text:style-name="Standard"><text:tab/>expression<text:tab/><text:tab/>integer<text:tab/><text:tab/>not null</text:p>
      <text:p text:style-name="Standard"><text:tab/>column_alias<text:tab/><text:tab/>text</text:p>
      <text:p text:style-name="Standard"><text:tab/>grouped_by<text:tab/><text:tab/>boolean<text:tab/>not null; default false</text:p>
      <text:p text:style-name="Standard"/>
      <text:p text:style-name="Standard">The <text:span text:style-name="T1">id</text:span> is normally assigned by a database sequence.</text:p>
      <text:p text:style-name="Standard"/>
      <text:p text:style-name="Standard">The <text:span text:style-name="T1">stored_query</text:span> column points to the query to whose SELECT list the item belongs. <text:s/>The query must be a SELECT.</text:p>
      <text:p text:style-name="Standard"/>
      <text:p text:style-name="Standard">The <text:span text:style-name="T1">seq_no</text:span> column defines the sequence of items within the SELECT list. <text:s/>No two items within the same SELECT list may have the same value of seq_no.</text:p>
      <text:p text:style-name="Standard"/>
      <text:p text:style-name="Standard">The <text:span text:style-name="T1">expression</text:span> column points to a row of any type in query.expression.</text:p>
      <text:p text:style-name="Standard"/>
      <text:p text:style-name="Standard">The <text:span text:style-name="T1">column_alias</text:span> column specifies a column alias to be supplied in an AS clause. <text:s/>The generated SQL will enclose the column alias in double quotes.</text:p>
      <text:p text:style-name="Standard"/>
      <text:p text:style-name="Standard">The <text:span text:style-name="T1">grouped_by</text:span> column stipulates that the SELECT item be referenced in a GROUP BY clause. <text:s/>The generated SQL references the item by its ordinal position within the list, which may or may not be the same as the value of the seq_no column. <text:s/>It's up to you to ensure that the resulting GROUP BY clause is valid; i.e. if any item is in a GROUP BY clause, then every other item that isn't an aggregate function must also be included in the GROUP BY clause.</text:p>
      <text:p text:style-name="Standard"/>
      <text:p text:style-name="Standard">In SQL it is possible, though seldom useful, to include something in the GROUP BY clause that is not <text:soft-page-break/>included in the SELECT list. <text:s/>However the query schema provides no way to encode such a query directly. <text:s/>The workaround, should you ever need it, is to do the GROUP BY in a subquery that includes everything it needs in the SELECT list, while the outer query picks out only the items you want to keep.</text:p>
      <text:p text:style-name="Standard"/>
      <text:p text:style-name="Standard"/>
      <text:p text:style-name="P4">Query.order_by_item</text:p>
      <text:p text:style-name="Standard"/>
      <text:p text:style-name="Standard">Each row in query.order_by_item specifies an expression in an ORDER BY list. <text:s/>Its columns are as follows:</text:p>
      <text:p text:style-name="Standard"/>
      <text:p text:style-name="Standard"><text:tab/>id<text:tab/><text:tab/><text:tab/>integer<text:tab/><text:tab/>primary key</text:p>
      <text:p text:style-name="Standard"><text:tab/>stored_query<text:tab/><text:tab/>integer<text:tab/><text:tab/>not null; points to query.stored_query</text:p>
      <text:p text:style-name="Standard"><text:tab/>seq_no<text:tab/><text:tab/><text:tab/>integer<text:tab/><text:tab/>not null</text:p>
      <text:p text:style-name="Standard"><text:tab/>expression<text:tab/><text:tab/>integer<text:tab/><text:tab/>not null; points to query.expression</text:p>
      <text:p text:style-name="Standard"/>
      <text:p text:style-name="Standard">The <text:span text:style-name="T1">id</text:span> is normally assigned by a database sequence.</text:p>
      <text:p text:style-name="Standard"/>
      <text:p text:style-name="Standard">The <text:span text:style-name="T1">stored_query</text:span> column identifies the query to which the ORDER BY clause applies. <text:s/>This query must be a SELECT.</text:p>
      <text:p text:style-name="Standard"/>
      <text:p text:style-name="Standard">The <text:span text:style-name="T1">seq_no</text:span> column defines the sequence of items in the ORDER BY clause. <text:s/>No two ORDER BY items for the same query may have the same value in seq_no.</text:p>
      <text:p text:style-name="Standard"/>
      <text:p text:style-name="Standard">The <text:span text:style-name="T1">expression</text:span> column, pointing to a row in query.expression, identifies an expression by which the query results will be sorted.</text:p>
      <text:p text:style-name="Standard"/>
      <text:p text:style-name="Standard">The generated ORDER BY clause includes the specified expressions bodily, rather than by referring to items by their ordinal position in the SELECT clause. <text:s/>As a result, you can include expressions that aren't in the SELECT clause at all.</text:p>
      <text:p text:style-name="Standard"/>
      <text:p text:style-name="Standard">As a further result, the ORDER by clause becomes ugly and bulky if the expressions are large and complicated. <text:s/>If you really want to reference expressions in the SELECT list by number, use the corresponding numeric constants as your ORDER BY expressions.</text:p>
      <text:p text:style-name="Standard"/>
      <text:p text:style-name="Standard">It may seem confusing that ORDER BY doesn't work the same way as GROUP BY (see the discussion of the latter in the section on the query.select_item table). <text:s/>In SQL, either clause can reference an expression outside of the SELECT clause, but the query schema allows such a reference only for ORDER BY. <text:s/>For GROUP BY you can get the same effect only through an awkward workaround.</text:p>
      <text:p text:style-name="Standard"/>
      <text:p text:style-name="Standard">These design choices reflect a sense that having to use a workaround, in order to list an expression not in the SELECT list, is more likely to be a problem for ORDER BY than for GROUP BY.</text:p>
      <text:p text:style-name="Standard"/>
      <text:p text:style-name="Standard"/>
      <text:p text:style-name="P6">Query.function_sig.</text:p>
      <text:p text:style-name="Standard"/>
      <text:p text:style-name="Standard">The query.function_sig table stores information about function signatures:</text:p>
      <text:p text:style-name="Standard"/>
      <text:p text:style-name="Standard"><text:soft-page-break/><text:tab/>id<text:tab/><text:tab/><text:tab/>integer<text:tab/><text:tab/>primary key</text:p>
      <text:p text:style-name="Standard"><text:tab/>function_name<text:tab/>text<text:tab/><text:tab/>not null</text:p>
      <text:p text:style-name="Standard"><text:tab/>return_type<text:tab/><text:tab/>integer<text:tab/><text:tab/>points to query.datatype</text:p>
      <text:p text:style-name="Standard"><text:tab/>is_aggregate<text:tab/><text:tab/>boolean<text:tab/>not null; default false</text:p>
      <text:p text:style-name="Standard"/>
      <text:p text:style-name="Standard">The <text:span text:style-name="T1">id</text:span> is normally assigned by a database sequence.</text:p>
      <text:p text:style-name="Standard"/>
      <text:p text:style-name="Standard">The <text:span text:style-name="T1">function_name</text:span> column stores the name of the function.</text:p>
      <text:p text:style-name="Standard"/>
      <text:p text:style-name="Standard">The <text:span text:style-name="T1">return_type</text:span> column, pointing to a row in query.datatype, indicates the return type of the function.</text:p>
      <text:p text:style-name="Standard"/>
      <text:p text:style-name="Standard">The <text:span text:style-name="T1">is_aggregate</text:span> column, if true, indicates that the function is an aggregate function such as max() or sum(). <text:s/>Aggregate functions typically don't have specific return types, because the effective return type depends on the type of the argument.</text:p>
      <text:p text:style-name="Standard"/>
      <text:p text:style-name="Standard">Qstore pays attention only to the id and function_name columns; the other two columns may be useful to the user interface. <text:s/>Likewise qstore pays no attention to the query.function_param_def table, which defines the datatypes of the function parameters.</text:p>
      <text:p text:style-name="Standard"/>
      <text:p text:style-name="Standard"/>
      <text:p text:style-name="P4">Query.case_branch</text:p>
      <text:p text:style-name="P7"/>
      <text:p text:style-name="P7">The query schema represents a CASE expression as a row in query.expression, with the type column set to “xcase”. <text:s/>For each branch of the CASE expression there is a row in query.case_branch. <text:s/>Its columns are as follows:</text:p>
      <text:p text:style-name="P7"/>
      <text:p text:style-name="P7"><text:tab/>id<text:tab/><text:tab/><text:tab/>integer<text:tab/><text:tab/>primary key</text:p>
      <text:p text:style-name="P7"><text:tab/>parent_expr<text:tab/><text:tab/>integer<text:tab/><text:tab/>not null; points to query.expression</text:p>
      <text:p text:style-name="P7"><text:tab/>seq_no<text:tab/><text:tab/><text:tab/>integer<text:tab/><text:tab/>not null</text:p>
      <text:p text:style-name="P7"><text:tab/>condition<text:tab/><text:tab/>integer<text:tab/><text:tab/>points to query.expression</text:p>
      <text:p text:style-name="P7"><text:tab/>result<text:tab/><text:tab/><text:tab/>integer<text:tab/><text:tab/>not null; points to query.expression</text:p>
      <text:p text:style-name="P7"/>
      <text:p text:style-name="Standard"><text:span text:style-name="T4">The </text:span><text:span text:style-name="T5">id</text:span><text:span text:style-name="T4"> is normally assigned by a database sequence.</text:span></text:p>
      <text:p text:style-name="P7"/>
      <text:p text:style-name="Standard"><text:span text:style-name="T4">The </text:span><text:span text:style-name="T5">parent_expr</text:span><text:span text:style-name="T4"> column points to a row in query.expression representing the entire CASE expression to which the branch belongs.</text:span></text:p>
      <text:p text:style-name="P7"/>
      <text:p text:style-name="Standard"><text:span text:style-name="T4">The </text:span><text:span text:style-name="T5">seq_no</text:span><text:span text:style-name="T4"> column defines the sequence of branches within the CASE expression. <text:s/>No two branches within the same CASE expression may have the same value of seq_no.</text:span></text:p>
      <text:p text:style-name="P7"/>
      <text:p text:style-name="Standard"><text:span text:style-name="T4">The </text:span><text:span text:style-name="T5">condition</text:span><text:span text:style-name="T4"> column, pointing to a row in query.expression, represents a possible value of the expression being tested. <text:s/>In the generated SQL, the corresponding expression will follow the WHEN keyword.</text:span></text:p>
      <text:p text:style-name="P7"/>
      <text:p text:style-name="Standard"><text:span text:style-name="T4">The </text:span><text:span text:style-name="T5">result</text:span><text:span text:style-name="T4"> column, pointing to a row in query.expression, represents the value to which the CASE expression evaluates if the branch is followed. <text:s/>In the generated SQL, the corresponding expression will follow the THEN or ELSE keyword.</text:span></text:p>
      <text:p text:style-name="P7"/>
      <text:p text:style-name="P7">If the condition column is null, then the branch is the ELSE branch. <text:s/>There may be no more than one <text:soft-page-break/>such branch in a given CASE statement, and it must be the last branch.</text:p>
      <text:p text:style-name="P7"/>
      <text:p text:style-name="P7"/>
      <text:p text:style-name="P4">Query.datatype</text:p>
      <text:p text:style-name="Standard"/>
      <text:p text:style-name="P7">The query schema represents a CAST expression with a row in query.expression, where the type column is set to “xcast”. <text:s/>To identify the datatype to which the operand is being cast, the query.row.datatype column points to a row in query.datatype, which has the following columns:</text:p>
      <text:p text:style-name="P7"/>
      <text:p text:style-name="P7"><text:tab/>id<text:tab/><text:tab/><text:tab/>integer<text:tab/><text:tab/>primary key</text:p>
      <text:p text:style-name="P7"><text:tab/>datatype_name<text:tab/>text<text:tab/><text:tab/>not null</text:p>
      <text:p text:style-name="P7"><text:tab/>is_numeric<text:tab/><text:tab/>boolean<text:tab/>not null; default false</text:p>
      <text:p text:style-name="P7"><text:tab/>is_composite<text:tab/><text:tab/>boolean<text:tab/>not null; default false</text:p>
      <text:p text:style-name="P7"/>
      <text:p text:style-name="Standard"><text:span text:style-name="T4">The </text:span><text:span text:style-name="T5">id</text:span><text:span text:style-name="T4"> is normally assigned by a database sequence.</text:span></text:p>
      <text:p text:style-name="P7"/>
      <text:p text:style-name="Standard"><text:span text:style-name="T4">The </text:span><text:span text:style-name="T5">datatype</text:span><text:span text:style-name="T4">_name column, of course, the name of the datatype.</text:span></text:p>
      <text:p text:style-name="P7"/>
      <text:p text:style-name="Standard"><text:span text:style-name="T4">The </text:span><text:span text:style-name="T5">is_numeric</text:span><text:span text:style-name="T4"> column, if true, indicates that the the type is numeric.</text:span></text:p>
      <text:p text:style-name="P7"/>
      <text:p text:style-name="Standard"><text:span text:style-name="T4">The </text:span><text:span text:style-name="T5">is_composite</text:span><text:span text:style-name="T4"> column, if true, indicates that the datatype is composed of two or more subfields, which may themselves be defined in the query.subfield table.</text:span></text:p>
      <text:p text:style-name="P7"/>
      <text:p text:style-name="P7">Qstore pays attention only to the datatype_name and id columns. <text:s/>The other two columns, and the query.subfield table, may be useful for the user interface.</text:p>
      <text:p text:style-name="P7"/>
      <text:p text:style-name="P7"/>
      <text:p text:style-name="P4">Query.bind_variable</text:p>
      <text:p text:style-name="P7"/>
      <text:p text:style-name="P7">The query.bind_variable table defines variables that may appear within the query. <text:s/>Before executing the query, the user must supply a value for each such variable, or accept the default value if one is defined. <text:s/>The columns are as follows: </text:p>
      <text:p text:style-name="P7"/>
      <text:p text:style-name="P7"><text:tab/>name<text:tab/><text:tab/><text:tab/>text<text:tab/><text:tab/>primary key</text:p>
      <text:p text:style-name="P7"><text:tab/>type<text:tab/><text:tab/><text:tab/>text<text:tab/><text:tab/>not null</text:p>
      <text:p text:style-name="P7"><text:tab/>description<text:tab/><text:tab/>text<text:tab/><text:tab/>not null</text:p>
      <text:p text:style-name="P7"><text:tab/>default_value<text:tab/><text:tab/>text</text:p>
      <text:p text:style-name="P7"><text:tab/>laqbel<text:tab/><text:tab/><text:tab/>text<text:tab/><text:tab/>not null</text:p>
      <text:p text:style-name="P7"/>
      <text:p text:style-name="Standard"><text:span text:style-name="T4">The </text:span><text:span text:style-name="T5">name</text:span><text:span text:style-name="T4"> column is the primary key, and contains the name of the variable</text:span></text:p>
      <text:p text:style-name="P7"/>
      <text:p text:style-name="Standard"><text:span text:style-name="T4">Depending on what kind of value the variable may hold, the </text:span><text:span text:style-name="T5">type</text:span><text:span text:style-name="T4"> column contains one of “string”, “number”, “string_list”, or “number_list”.. <text:s/>The first two denote individual scalar values, and the latter two denote comma-separated lists of scalars. <text:s/>A null value may be encoded by the JSON keyword “null”.</text:span></text:p>
      <text:p text:style-name="P7"/>
      <text:p text:style-name="Standard"><text:span text:style-name="T4">The </text:span><text:span text:style-name="T5">description</text:span><text:span text:style-name="T4"> column describes the variable so that the user can know what it's for.</text:span></text:p>
      <text:p text:style-name="P7"/>
      <text:p text:style-name="Standard"><text:soft-page-break/><text:span text:style-name="T4">The </text:span><text:span text:style-name="T5">default_value</text:span><text:span text:style-name="T4"> column, if populated, contains the value that will be used if the user does not specify </text:span><text:span text:style-name="T4">some other value. <text:s/>This value must be encoded as JSON; a list type must be encoded as a JSON array.</text:span></text:p>
      <text:p text:style-name="P7"/>
      <text:p text:style-name="Standard"><text:span text:style-name="T4">The </text:span><text:span text:style-name="T5">label</text:span><text:span text:style-name="T4"> column is the identifier that will normally be shown to the user. <text:s/>It should be reasonably short and descriptive, but it need not be unique. <text:s/>The name provides uniqueness, and since it will mainly be used internally, need not be as human-friendly as the label.</text:span></text:p>
      <text:p text:style-name="P7"/>
      <text:p text:style-name="P7">If qstore is asked to generate SQL for query with a bind variable that has not been assigned a value, it will include the bind variable name in the output SQL, preceded by a colon to mark it as a bind variable. <text:s/>Such a query cannot be executed, but it can be displayed to the user for review.</text:p>
      <text:p text:style-name="P7"/>
      <text:p text:style-name="P7"/>
      <text:p text:style-name="P2">Appendix: Expressions</text:p>
      <text:p text:style-name="P12"/>
      <text:p text:style-name="P12">A row in the query.expression table may represent any of several kinds of expressions, as denoted by the contents of the type column. <text:s/>As noted earlier, some of the columns in query.expression apply to all kinds of expressions. <text:s/>The rest apply only to some kinds of expressions and not to others, in various combinations.</text:p>
      <text:p text:style-name="P12"/>
      <text:p text:style-name="P12">This appendix discusses each expression type in turn, and how to represent it.</text:p>
      <text:p text:style-name="P12"/>
      <text:p text:style-name="P5"/>
      <text:p text:style-name="P5">xbet: BETWEEN</text:p>
      <text:p text:style-name="P12"/>
      <text:p text:style-name="P12">An “xbet” expression involves three subexpressions:</text:p>
      <text:p text:style-name="P12"/>
      <text:p text:style-name="P3"><text:span text:style-name="T4"><text:tab/></text:span><text:span text:style-name="T5">A</text:span><text:span text:style-name="T4"> BETWEEN </text:span><text:span text:style-name="T5">B</text:span><text:span text:style-name="T4"> AND </text:span><text:span text:style-name="T5">C</text:span></text:p>
      <text:p text:style-name="P12"/>
      <text:p text:style-name="P3"><text:span text:style-name="T4">The left_operand column points to subexpression </text:span><text:span text:style-name="T5">A</text:span><text:span text:style-name="T4">. <text:s/>There must be exactly two other rows representing subexpressions </text:span><text:span text:style-name="T5">B</text:span><text:span text:style-name="T4"> and </text:span><text:span text:style-name="T5">C</text:span><text:span text:style-name="T4">, whose parent_expr columns point to the “xbet” row.</text:span></text:p>
      <text:p text:style-name="P12">The values of their seq_no columns determine which one comes first.</text:p>
      <text:p text:style-name="P12"/>
      <text:p text:style-name="P12">If the negate column is set to true, then the result is a NOT BETWEEN expression.</text:p>
      <text:p text:style-name="P12"/>
      <text:p text:style-name="P12"/>
      <text:p text:style-name="P5">xbind: Bind Variable</text:p>
      <text:p text:style-name="P12"/>
      <text:p text:style-name="P12">An “xbind” expression refers to a bind variable, i.e. a value or series of values that the user must supply before executing the query. <text:s/>In query.expression, the bind_variable column points to a row in the <text:s/>query.bind_variable table, which defines a name and a label for the bind variable, and possibly a default value.</text:p>
      <text:p text:style-name="P12"/>
      <text:p text:style-name="P12"/>
      <text:p text:style-name="P5">xbool: BOOLEAN</text:p>
      <text:p text:style-name="P12"/>
      <text:p text:style-name="P12">An “xbool” expression is a boolean literal. <text:s/>The literal column contains “true” or “false” in any combination of upper, lower, or mixed case.</text:p>
      <text:p text:style-name="P12"/>
      <text:p text:style-name="P12"><text:soft-page-break/></text:p>
      <text:p text:style-name="P5">xcase: CASE</text:p>
      <text:p text:style-name="P12"/>
      <text:p text:style-name="P12">An “xcase” expression represents a CASE structure, as in the following example:</text:p>
      <text:p text:style-name="P12"/>
      <text:p text:style-name="P3"><text:span text:style-name="T4"><text:tab/>CASE </text:span><text:span text:style-name="T5">A</text:span></text:p>
      <text:p text:style-name="P3"><text:span text:style-name="T4"><text:tab/><text:tab/>WHEN </text:span><text:span text:style-name="T5">B</text:span><text:span text:style-name="T4"> THEN </text:span><text:span text:style-name="T5">C</text:span></text:p>
      <text:p text:style-name="P3"><text:span text:style-name="T4"><text:tab/><text:tab/>WHEN </text:span><text:span text:style-name="T5">D</text:span><text:span text:style-name="T4"> THEN </text:span><text:span text:style-name="T5">E</text:span></text:p>
      <text:p text:style-name="P3"><text:span text:style-name="T4"><text:tab/><text:tab/>ELSE </text:span><text:span text:style-name="T5">F</text:span></text:p>
      <text:p text:style-name="P12"><text:tab/>END</text:p>
      <text:p text:style-name="P12"/>
      <text:p text:style-name="P3"><text:span text:style-name="T4">The left_operand column contains </text:span><text:span text:style-name="T5">A</text:span><text:span text:style-name="T4">, the value being tested. <text:s/>Each branch of the CASE is represented by a row in query.case_branch, where the condition column points to subexpressions </text:span><text:span text:style-name="T5">B</text:span><text:span text:style-name="T4"> and </text:span><text:span text:style-name="T5">D</text:span><text:span text:style-name="T4">, and the result column points to subexpressions </text:span><text:span text:style-name="T5">C</text:span><text:span text:style-name="T4">, </text:span><text:span text:style-name="T5">E</text:span><text:span text:style-name="T4">, and </text:span><text:span text:style-name="T5">F</text:span><text:span text:style-name="T4">. <text:s/>For the ELSE branch, the condition column is null.</text:span></text:p>
      <text:p text:style-name="P12"/>
      <text:p text:style-name="P12">In the query.case_branch table, the seq_no column defines the order in which the branches appear. <text:s/>If there is an ELSE branch, it must come last.</text:p>
      <text:p text:style-name="P12"/>
      <text:p text:style-name="P12"/>
      <text:p text:style-name="P5">xcast: CAST</text:p>
      <text:p text:style-name="P12"/>
      <text:p text:style-name="P12">An “xcast” expression casts a subexpression to a datatype:</text:p>
      <text:p text:style-name="P12"/>
      <text:p text:style-name="P3"><text:span text:style-name="T4"><text:tab/>CAST (</text:span><text:span text:style-name="T5">A</text:span><text:span text:style-name="T4"> AS </text:span><text:span text:style-name="T5">B</text:span><text:span text:style-name="T4">)</text:span></text:p>
      <text:p text:style-name="P12"/>
      <text:p text:style-name="P3"><text:span text:style-name="T4">The left_operand column points to </text:span><text:span text:style-name="T5">A</text:span><text:span text:style-name="T4">, the expression being cast. <text:s/>The cast_type column points to a row in query.datatype that defines the datatype </text:span><text:span text:style-name="T5">B</text:span><text:span text:style-name="T4">.</text:span></text:p>
      <text:p text:style-name="P12"/>
      <text:p text:style-name="P12"/>
      <text:p text:style-name="P5">xcol: Column Reference</text:p>
      <text:p text:style-name="P12"/>
      <text:p text:style-name="P12">An “xcol” expression refers to the contents of a column, optionally qualified by an alias for a table, view, or other relation:</text:p>
      <text:p text:style-name="P12"/>
      <text:p text:style-name="P12"><text:tab/>“A”.B</text:p>
      <text:p text:style-name="P12"/>
      <text:p text:style-name="P3"><text:span text:style-name="T4">The column_name column contains the name of the column </text:span><text:span text:style-name="T5">B</text:span><text:span text:style-name="T4">. <text:s/>The table_alias column, if not null, contains the alias </text:span><text:span text:style-name="T5">A</text:span><text:span text:style-name="T4">. <text:s/>Since qstore always encloses the alias in quotation marks, there is no way to qualify a column name by a raw table name.</text:span></text:p>
      <text:p text:style-name="P12"/>
      <text:p text:style-name="P12"/>
      <text:p text:style-name="P5">xex: EXISTS</text:p>
      <text:p text:style-name="P12"/>
      <text:p text:style-name="P12">An “xex” expression is an EXISTS clause with a subquery. <text:s/>The subquery column points to a row in query.stored_query.</text:p>
      <text:p text:style-name="P12"/>
      <text:p text:style-name="P12">If the negate column is set to true, the result is a NOT EXISTS expression.</text:p>
      <text:p text:style-name="P12"/>
      <text:p text:style-name="P12"><text:soft-page-break/></text:p>
      <text:p text:style-name="P5">xfunc: Function Call</text:p>
      <text:p text:style-name="P12"/>
      <text:p text:style-name="P12">An “xfunc” expression is a function call:</text:p>
      <text:p text:style-name="P12"/>
      <text:p text:style-name="P3"><text:span text:style-name="T4"><text:tab/></text:span><text:span text:style-name="T5">A</text:span><text:span text:style-name="T4">( </text:span><text:span text:style-name="T5">B</text:span><text:span text:style-name="T4">, </text:span><text:span text:style-name="T5">C</text:span><text:span text:style-name="T4">, </text:span><text:span text:style-name="T5">D</text:span><text:span text:style-name="T4"> ... )</text:span></text:p>
      <text:p text:style-name="P12"/>
      <text:p text:style-name="P12">The function_id column points to a row in query.function_sig that defines the function name A and other aspects of the function signature.. <text:s/>Each parameter B, C, etc. is represented by a row in query.expression, where parent_expr points to the “xfunc” row. <text:s/>The seq_no columns for the various parameters define their positions within the parameter list.</text:p>
      <text:p text:style-name="P12"/>
      <text:p text:style-name="P12">If a function returns a composite type, it is possible to specify a subfield of the return value:</text:p>
      <text:p text:style-name="P12"/>
      <text:p text:style-name="P3"><text:span text:style-name="T4"><text:tab/>(</text:span><text:span text:style-name="T5">A</text:span><text:span text:style-name="T4">( </text:span><text:span text:style-name="T5">B</text:span><text:span text:style-name="T4">, </text:span><text:span text:style-name="T5">C</text:span><text:span text:style-name="T4">, </text:span><text:span text:style-name="T5">D</text:span><text:span text:style-name="T4"> ... )).”</text:span><text:span text:style-name="T5">E”</text:span></text:p>
      <text:p text:style-name="P12"/>
      <text:p text:style-name="P3"><text:span text:style-name="T4">In such a case, the column_name column contains the subfield name </text:span><text:span text:style-name="T5">E</text:span><text:span text:style-name="T4">.</text:span></text:p>
      <text:p text:style-name="P12"/>
      <text:p text:style-name="P12">Some built-in SQL functions don't follow the usual syntax of parameter-passing. <text:s/>For example, the following function not only don't accept any parameters, they don't even accept empty parentheses:</text:p>
      <text:p text:style-name="P12"/>
      <text:p text:style-name="P12"><text:tab/>current_date</text:p>
      <text:p text:style-name="P12"><text:tab/>current_time</text:p>
      <text:p text:style-name="P12"><text:tab/>current_timestamp</text:p>
      <text:p text:style-name="P12"><text:tab/>localtime</text:p>
      <text:p text:style-name="P12"><text:tab/>localtimestamp</text:p>
      <text:p text:style-name="P12"/>
      <text:p text:style-name="P12">Qstore treats these functions as special exceptions in order to avoid adding empty parentheses.</text:p>
      <text:p text:style-name="P12"/>
      <text:p text:style-name="P12">The extract function requires an extra keyword within the parameter list:</text:p>
      <text:p text:style-name="P12"/>
      <text:p text:style-name="P3"><text:span text:style-name="T4"><text:tab/>extract( </text:span><text:span text:style-name="T5">A</text:span><text:span text:style-name="T4"> FROM </text:span><text:span text:style-name="T5">B</text:span><text:span text:style-name="T4"> )</text:span></text:p>
      <text:p text:style-name="P12"/>
      <text:p text:style-name="P3"><text:span text:style-name="T4">...where </text:span><text:span text:style-name="T5">A</text:span><text:span text:style-name="T4"> is one of a short list of unquoted strings. <text:s/>Qstore treats calls to extract() as a special exception: pass </text:span><text:span text:style-name="T5">A</text:span><text:span text:style-name="T4"> as if it were a string literal, and qstore will build the call with a FROM and an unquoted </text:span><text:span text:style-name="T5">A</text:span><text:span text:style-name="T4">.</text:span></text:p>
      <text:p text:style-name="P12"/>
      <text:p text:style-name="P12">Qstore does not currently support other irregular functions.</text:p>
      <text:p text:style-name="P12"/>
      <text:p text:style-name="P12"/>
      <text:p text:style-name="P5">xin: IN</text:p>
      <text:p text:style-name="P12"/>
      <text:p text:style-name="P12">An “xin” expression may take either of two forms. <text:s/>One form involves a subquery:</text:p>
      <text:p text:style-name="P12"/>
      <text:p text:style-name="P3"><text:span text:style-name="T4"><text:tab/></text:span><text:span text:style-name="T5">A</text:span><text:span text:style-name="T4"> IN ( </text:span><text:span text:style-name="T5">subquery</text:span><text:span text:style-name="T4"> )</text:span></text:p>
      <text:p text:style-name="P12"/>
      <text:p text:style-name="P3"><text:span text:style-name="T4">The left_operand column contains a pointer to another row in query.expression, representing the value </text:span><text:span text:style-name="T5">A</text:span><text:span text:style-name="T4"> to be tested. <text:s/>The subquery column points to a row in query.stored_query, defining the subquery.</text:span></text:p>
      <text:p text:style-name="P12"><text:soft-page-break/></text:p>
      <text:p text:style-name="P12">The other form involves a list of values:</text:p>
      <text:p text:style-name="P12"/>
      <text:p text:style-name="P3"><text:span text:style-name="T4"><text:tab/></text:span><text:span text:style-name="T5">A</text:span><text:span text:style-name="T4"> IN (</text:span><text:span text:style-name="T5">B</text:span><text:span text:style-name="T4">, </text:span><text:span text:style-name="T5">C</text:span><text:span text:style-name="T4">, </text:span><text:span text:style-name="T5">D</text:span><text:span text:style-name="T4"> ... )</text:span></text:p>
      <text:p text:style-name="P12"/>
      <text:p text:style-name="P12">Again, the left_operand indicates the value to be tested. <text:s/>Each value in the list is represented by a row in query.expression whose parent_expr column points to the “xin” row. <text:s/>The seq_no columns of the subexpression rows define the order of their appearance.</text:p>
      <text:p text:style-name="P12"/>
      <text:p text:style-name="P12">If the negate column is set to true, then the result is a NOT IN expression.</text:p>
      <text:p text:style-name="P12"/>
      <text:p text:style-name="P12"/>
      <text:p text:style-name="P5">xisnull: IS NULL</text:p>
      <text:p text:style-name="P12"/>
      <text:p text:style-name="P12">An “xisnull” expression tests whether a given value is null:</text:p>
      <text:p text:style-name="P12"/>
      <text:p text:style-name="P3"><text:span text:style-name="T4"><text:tab/></text:span><text:span text:style-name="T5">A</text:span><text:span text:style-name="T4"> IS NULL</text:span></text:p>
      <text:p text:style-name="P12"/>
      <text:p text:style-name="P12">The left_operand column points to row in query.expression representing the value to be tested.</text:p>
      <text:p text:style-name="P12"/>
      <text:p text:style-name="P12">If the negate column is set to true, then the result is an IS NOT NULL expression.</text:p>
      <text:p text:style-name="P12"/>
      <text:p text:style-name="P12"/>
      <text:p text:style-name="P5">xnull: NULL</text:p>
      <text:p text:style-name="P12"/>
      <text:p text:style-name="P12">An “xnull” expression represents a null value (and not a test for nullity).</text:p>
      <text:p text:style-name="P12"/>
      <text:p text:style-name="P12"/>
      <text:p text:style-name="P5">xnum: NUMBER</text:p>
      <text:p text:style-name="P12"/>
      <text:p text:style-name="P12">An “xnum” expression represents a numeric literal. <text:s/>The literal column contains the value as a string. <text:s/>This string may contain leading and/or trailing white space, but otherwise must be numeric – possibly including a leading minus sign, a decimal point, and/or scientific notation. <text:s/>Currently this validation applies JSON's rules, which may differ in some respects from SQL's rules.</text:p>
      <text:p text:style-name="P12"/>
      <text:p text:style-name="P12"/>
      <text:p text:style-name="P5">xop: Operator</text:p>
      <text:p text:style-name="P12"/>
      <text:p text:style-name="P12">An “xop” expression consists of an operator and one or two operands:</text:p>
      <text:p text:style-name="P12"/>
      <text:p text:style-name="P3"><text:span text:style-name="T4"><text:tab/></text:span><text:span text:style-name="T5">A operator B</text:span></text:p>
      <text:p text:style-name="P13"><text:tab/>C operator</text:p>
      <text:p text:style-name="P13"><text:tab/>operator D</text:p>
      <text:p text:style-name="P12"/>
      <text:p text:style-name="P12">The operator column contains the operator as a string. <text:s/>This string may contain any of the usual SQL operators. <text:s/>It may also contain a non-standard custom operator, as long as it does not include white space or a semicolon. <text:s/>(This support for custom operators was inherited from json_query, where it makes sense. <text:s/>In qstore this support is unnecessary and may be withdrawn in future releases.)</text:p>
      <text:p text:style-name="P12"><text:soft-page-break/></text:p>
      <text:p text:style-name="P12">As special exceptions, the phrases "similar to", "is distinct from", and "is not distinct from" may be used as binary operators, in any combination of upper, lower, and mixed case, provided that they contain no additional white space.</text:p>
      <text:p text:style-name="P12"/>
      <text:p text:style-name="P12">For a binary operator, then the left_operand column points to another row in query.expression that represents the operand to the left of the operator. <text:s/>Likewise the right_operand column identifies the expression on the right.</text:p>
      <text:p text:style-name="P12"/>
      <text:p text:style-name="P12">A few operators take only one operand. <text:s/>Accordingly only the left_operand or right_operand column should be populated, depending on whether the operand should appear to the left of the operator (such as the factorial operator “!”) or to its right (such as the unary minus operator).</text:p>
      <text:p text:style-name="P12"/>
      <text:p text:style-name="P12"/>
      <text:p text:style-name="P5">xser: Series</text:p>
      <text:p text:style-name="P12"/>
      <text:p text:style-name="P12">An “xser” expression is a series of expressions separated by a specified operator, or (if no operator is specifed) by commas:</text:p>
      <text:p text:style-name="P12"/>
      <text:p text:style-name="P13"><text:tab/>A operator B operator C operator ... D</text:p>
      <text:p text:style-name="P13"><text:tab/>A, B, C, ... D</text:p>
      <text:p text:style-name="P12"/>
      <text:p text:style-name="P12"><text:s/>Typically the operator will be AND or OR, combining multiple conditions in the WHERE clause. <text:s/>It is also possible to use, for example, an arithmetic operator like “+”, or the concatenation operator “||”.</text:p>
      <text:p text:style-name="P12"/>
      <text:p text:style-name="P12">If the operator column is null, then qstore separates the expressions with commas. <text:s/>By enclosing such a series in parentheses you can construct a tuple.</text:p>
      <text:p text:style-name="P12"/>
      <text:p text:style-name="P12">Each subexpression in the series is represented by another row in query.expression, whose parent_expr column points to the “xser” row. <text:s/>The seq_no columns of the subexpressions define the order of their appearance within the series.</text:p>
      <text:p text:style-name="P12"/>
      <text:p text:style-name="P3"><text:span text:style-name="T4">The same operator is used for the entire series. <text:s/>If you need to combine different operators in the same expression, as in </text:span><text:span text:style-name="T5">A</text:span><text:span text:style-name="T4"> + </text:span><text:span text:style-name="T5">B</text:span><text:span text:style-name="T4"> – </text:span><text:span text:style-name="T5">C</text:span><text:span text:style-name="T4">, then you must nest multiple “xser” and “xop” expressions as needed.</text:span></text:p>
      <text:p text:style-name="P12"/>
      <text:p text:style-name="P12">Strictly speaking, the “xser” type isn't necessary. <text:s/>You can create all the same expressions by nesting “xop” expressions, although it may be rather cumbersome to do so. <text:s/>The “xser” type is merely a convenience, making it easier to express certain common constructs.</text:p>
      <text:p text:style-name="P12"/>
      <text:p text:style-name="P12"/>
      <text:p text:style-name="P5">xstr: Character String</text:p>
      <text:p text:style-name="P12"/>
      <text:p text:style-name="P12">An “xstr” expression consists of a character string, which must be stored in the literal column. <text:s/>If the string contains any special characters such as quotation marks or backslashes, qstore will escape them as needed when it constructs the query.</text:p>
      <text:p text:style-name="P12"/>
      <text:p text:style-name="P12"/>
      <text:p text:style-name="P5">xsubq: Subquery</text:p>
      <text:p text:style-name="P12"><text:soft-page-break/></text:p>
      <text:p text:style-name="P12">An “xsubq” expression represents a subquery. <text:s/>The subquery column points to a row in query.stored_query to identify the query.</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10-07-08T10:54:11</meta:creation-date>
    <dc:date>2010-07-14T01:00:42</dc:date>
    <meta:editing-cycles>46</meta:editing-cycles>
    <meta:editing-duration>P2DT21H10M0S</meta:editing-duration>
    <meta:user-defined meta:name="Info 1"/>
    <meta:user-defined meta:name="Info 2"/>
    <meta:user-defined meta:name="Info 3"/>
    <meta:user-defined meta:name="Info 4"/>
    <meta:document-statistic meta:table-count="0" meta:image-count="0" meta:object-count="0" meta:page-count="15" meta:paragraph-count="293" meta:word-count="4819" meta:character-count="28538"/>
  </office:meta>
</office:document-meta>
</file>